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14"><text:soft-page-break/>Sat April 28, 2018 <text:span text:style-name="T1">5 miles</text:span></text:p>
      <text:p text:style-name="P14">I ran ½ mile down to the Wise Center and rested a few minutes.</text:p>
      <text:p text:style-name="P14">On a treadmill:</text:p>
      <text:p text:style-name="P14">2 miles in 10:04 + 8: 41 = 18:45 and rested about 4:00</text:p>
      <text:p text:style-name="P14">2 x ¼ mile each in 2:00 with a ¼ mile jog before each run</text:p>
      <text:p text:style-name="P14">½ mile jog</text:p>
      <text:p text:style-name="P14">2 x ½ mile each in 4:00 with a ¼ mile jog between the 2 runs</text:p>
      <text:p text:style-name="P14">¼ mile jog</text:p>
      <text:p text:style-name="P14">All the jogs were at about 12:00/mile pace.</text:p>
      <text:p text:style-name="P14"/>
      <text:p text:style-name="P16">I was going to run the Buffalo 6 Hour Distance Classic on April 29. But because the windchill is supposed to be in the 20's for the first 3 hours I decided not to run it.</text:p>
      <text:p text:style-name="P16"/>
      <text:p text:style-name="P14">Sun April 29, 2018 <text:span text:style-name="T1">5.75 miles</text:span> </text:p>
      <text:p text:style-name="P14">I ran ½ mile down to the Wise Center and rested a few minutes.</text:p>
      <text:p text:style-name="P14">On a treadmill:</text:p>
      <text:list xml:id="list7168623160200852521" text:style-name="L1">
        <text:list-item>
          <text:list>
            <text:list-header>
              <text:p text:style-name="P15">1.5 miles averaging 9:00/mile with some paces as fast as 7:41/mile and rested about 5 minutes</text:p>
              <text:p text:style-name="P15">6 x ¼ mile each in 2:00 with a ¼ mile jog before each run and ¼ mile jog at the end </text:p>
              <text:p text:style-name="P15">All jogs were at about 12/mile pace.</text:p>
              <text:p text:style-name="P15">I jogged ½ mile home.</text:p>
            </text:list-header>
          </text:list>
        </text:list-item>
      </text:list>
      <text:p text:style-name="P2"/>
      <text:p text:style-name="P2">Mon April 30, 2018 <text:span text:style-name="T1">5 miles</text:span> on hilly roads and grass averaging 10:24/mile</text:p>
      <text:p text:style-name="P2"/>
      <text:p text:style-name="P2">Tues May 1, 2018 <text:span text:style-name="T1">no running</text:span></text:p>
      <text:p text:style-name="P1"/>
      <text:p text:style-name="P2">Wed May 2, 2018 <text:span text:style-name="T1">5miles</text:span></text:p>
      <text:p text:style-name="P2">I ran on the Allegheny outdoor track with Tiffany Hrach.</text:p>
      <text:p text:style-name="P2">Warm up: 1.25 miles including 1/8 mile in about 63s.</text:p>
      <text:p text:style-name="P2">Run: ¼ mile, ½ mile, ¾ mile, 1 mile at an average pace of a little under 9:00/mi.</text:p>
      <text:p text:style-name="P2">In between each run we jogged ¼ mile.</text:p>
      <text:p text:style-name="P2">Warm down: ½ mile run/walk</text:p>
      <text:p text:style-name="P2"/>
      <text:p text:style-name="P2">Thur May 3, 2018 <text:span text:style-name="T1">6 miles</text:span></text:p>
      <text:p text:style-name="P2">I ran ½ mile down to the Wise Center and rested a few minutes.</text:p>
      <text:p text:style-name="P2">On a treadmill:</text:p>
      <text:list xml:id="list36272856" text:continue-numbering="true" text:style-name="L1">
        <text:list-item>
          <text:list>
            <text:list-header>
              <text:p text:style-name="P12">1.5 miles averaging 9:00/mile with some paces as fast as 7:47/mile and rested about 5 minutes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4"/>
      <text:list xml:id="list36267196" text:continue-numbering="true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2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3T16:08:01.88</dc:date>
    <dc:creator>James Lombardi</dc:creator>
    <meta:editing-duration>P2DT22H55M48S</meta:editing-duration>
    <meta:editing-cycles>254</meta:editing-cycles>
    <meta:generator>OpenOffice/4.1.2$Win32 OpenOffice.org_project/412m3$Build-9782</meta:generator>
    <meta:document-statistic meta:table-count="0" meta:image-count="0" meta:object-count="0" meta:page-count="11" meta:paragraph-count="215" meta:word-count="2786" meta:character-count="13451"/>
  </office:meta>
</office:document-meta>
</file>